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, serif, EmojiFont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212121" fo:letter-spacing="normal" fo:font-style="normal" fo:font-weight="bold"/>
    </style:style>
    <style:style style:name="P2" style:family="paragraph" style:parent-style-name="Text_20_body">
      <style:paragraph-properties fo:orphans="2" fo:widows="2"/>
      <style:text-properties fo:font-variant="normal" fo:text-transform="none" fo:color="#212121" fo:letter-spacing="normal" fo:font-style="normal" fo:font-weight="normal"/>
    </style:style>
    <style:style style:name="P3" style:family="paragraph" style:parent-style-name="Text_20_body">
      <style:paragraph-properties fo:orphans="2" fo:widows="2"/>
      <style:text-properties fo:font-variant="normal" fo:text-transform="none" fo:color="#212121" fo:letter-spacing="normal" fo:font-style="normal" style:text-underline-style="solid" style:text-underline-width="auto" style:text-underline-color="font-color" fo:font-weight="normal"/>
    </style:style>
    <style:style style:name="P4" style:family="paragraph" style:parent-style-name="Text_20_body">
      <style:paragraph-properties fo:orphans="2" fo:widows="2"/>
      <style:text-properties fo:font-variant="normal" fo:text-transform="none" fo:color="#212121" fo:letter-spacing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582cm" fo:orphans="2" fo:widows="2" fo:text-indent="0cm" style:auto-text-indent="false"/>
      <style:text-properties fo:font-variant="normal" fo:text-transform="none" fo:color="#212121" style:font-name="Calibri" fo:font-size="11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12121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582cm" fo:orphans="2" fo:widows="2" fo:text-indent="0cm" style:auto-text-indent="false"/>
    </style:style>
    <style:style style:name="T1" style:family="text">
      <style:text-properties fo:color="#000000" loext:padding="0cm" loext:border="none"/>
    </style:style>
    <style:style style:name="T2" style:family="text">
      <style:text-properties fo:font-variant="normal" fo:text-transform="none" fo:color="#212121" style:font-name="Calibri" fo:font-size="11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212121" style:text-line-through-style="none" style:text-line-through-type="none" style:font-name="Calibri" fo:font-size="11pt" fo:letter-spacing="normal" fo:font-style="normal" style:text-underline-style="none" fo:font-weight="normal" style:text-blinking="false" loext:padding="0cm" loext:border="none"/>
    </style:style>
    <style:style style:name="T4" style:family="text">
      <style:text-properties fo:font-variant="normal" fo:text-transform="none" fo:color="#212121" fo:letter-spacing="normal" fo:font-style="normal" fo:font-weight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enta</text:p>
      <text:p text:style-name="P2">- Prover o conhecimento dos diversos ambientes tecnológicos de hardware e software como fator primordial para o entendimento das interconexões de redes e ambientes de aplicações e tecnologias de informação associadas às necessidades dos negócios.</text:p>
      <text:p text:style-name="P6">- Desenvolver os conceitos de redes de computadores, meios de transmissão de dados, topologia e arquiteturas de redes em camadas. Modelo de referência OSI.</text:p>
      <text:p text:style-name="P6">- Apresentar o funcionamento de Switches e Roteadores.</text:p>
      <text:p text:style-name="P2">- Apresentar a integração de uma ligação fim a fim através de um backbone IP.</text:p>
      <text:p text:style-name="P2">- Sistemas de gerenciamento de redes. Hardware de servidores. Segurança de rede física e lógica.</text:p>
      <text:p text:style-name="P3">São Tópicos Fundamentais:</text:p>
      <text:p text:style-name="P7"><text:span text:style-name="T1">- Visão geral de redes de computadores, </text:span>Evolução dos ambientes de comunicação de dados e redes.</text:p>
      <text:p text:style-name="P7"><text:span text:style-name="T1">- Funcionamento de switches e roteadores, </text:span>Hubs; Bridges; Switches; Roteadores; Gateways;</text:p>
      <text:p text:style-name="P5">- Meios de Comunicação (Cabos Telefônicos, Cabos de Pares Trançados, Fibras Ópticas, Rádio Omnidirecional, Visada Direta, Satélite)</text:p>
      <text:p text:style-name="P5">- Características Principais; Utilização; Limitações; <text:line-break/>Nichos de Utilização; Redes de Banda Larga.</text:p>
      <text:p text:style-name="P5">- Apresentação integrada de uma ligação fim a fim através de um backbone IP</text:p>
      <text:p text:style-name="P5">- Principais Características e Funções do Modelo OSI.</text:p>
      <text:p text:style-name="P5">- Tecnologias para Last Mile – ISDN, ADSL, HDSL:</text:p>
      <text:p text:style-name="P5">- Classificação das Redes: Locais; Metropolitanas; de Longa Distância; Redes de Armazenamento; Redes Residenciais; Redes Veiculares.</text:p>
      <text:p text:style-name="P5">- Sistemas operacionais de redes: Windows Server, Linux, UNIX;            Windows Server 2008. </text:p>
      <text:p text:style-name="P5">- Sistemas de Gerenciamento de redes: Protocolos de Gerenciamento: SNMP v1, SNMP v2, SNMP v3; RMON I e II.</text:p>
      <text:p text:style-name="P5">- Sistemas de Gerenciamento:                 MRTG; Nagios; Whatsup.</text:p>
      <text:p text:style-name="P5">- Noções de TIER e disponibilidade; Padrões Uptime Institute e TIA.</text:p>
      <text:p text:style-name="P5">- Sistemas de energia para telecomunicações e instalações críticas.</text:p>
      <text:p text:style-name="P5">- Sistemas de refrigeração, segurança física, cabeamento estruturado, pisos elevados e racks.</text:p>
      <text:p text:style-name="P5">- Segurança de Redes: Física / Lógica: Ambiente TCP/IP; Estruturas de firewall / IDS / Proxy;</text:p>
      <text:p text:style-name="P4"> </text:p>
      <text:p text:style-name="P1">Bibliografia</text:p>
      <text:p text:style-name="P5">Andrew S. Tanenbaum  - Redes de Computadores -  Pretice Hall Brasil - 2011</text:p>
      <text:p text:style-name="P8"><text:a xlink:type="simple" xlink:href="http://www.ciscopress.com/articles/article.aspx?p=1757634" office:target-frame-name="_blank" xlink:show="new" text:style-name="Internet_20_link" text:visited-style-name="Visited_20_Internet_20_Link"><text:span text:style-name="T2">The TCP/IP and OSI Networking Models</text:span></text:a><text:span text:style-name="T4">  </text:span><text:span text:style-name="T2">-  By </text:span><text:a xlink:type="simple" xlink:href="http://www.ciscopress.com/authors/bio.asp?a=4eae296b-d6f0-44a3-869c-42126efebcf3" office:target-frame-name="_blank" xlink:show="new" text:style-name="Internet_20_link" text:visited-style-name="Visited_20_Internet_20_Link">Wendell Odom</text:a><text:span text:style-name="T4">  </text:span><text:span text:style-name="T2">-  Published by </text:span><text:a xlink:type="simple" xlink:href="http://www.ciscopress.com/" office:target-frame-name="_blank" xlink:show="new" text:style-name="Internet_20_link" text:visited-style-name="Visited_20_Internet_20_Link"><text:span text:style-name="T3">Cisco Press</text:span></text:a><text:span text:style-name="T4">  </text:span><text:span text:style-name="T2">- </text:span><text:a xlink:type="simple" xlink:href="http://www.cisco.com/" office:target-frame-name="_blank" xlink:show="new" text:style-name="Internet_20_link" text:visited-style-name="Visited_20_Internet_20_Link">http://www.cisco.com</text:a><text:span text:style-name="T4">  </text:span><text:span text:style-name="T2">-  http://www.ciscopress.com</text:span></text:p>
      <text:p text:style-name="P5">NAKAMURA, E. T.; GEUS, P. L. Segurança de redes em ambientes cooperativos. [sl]: Novatec, 2007.</text:p>
      <text:p text:style-name="P5"><text:soft-page-break/>THOMAS, T. Segurança de redes: primeiros passos. [sl]: Ciência Moderna, 2007.</text:p>
      <text:p text:style-name="P6">Forouzan, B A. Comunicação de Dados e Redes de Computadores. São Paulo, 3ªed., Bookman, 2008.</text:p>
      <text:p text:style-name="P5">KUROSE, J F. e Ross, K W. Redes de Computadores e a Internet. São Paulo, 3ªed, Pearson, 2010.</text:p>
      <text:p text:style-name="P5">SOUSA, LB de. Redes de computadores: dados, voz e imagem. 7ed. Campinas: Erica, 1999.</text:p>
      <text:p text:style-name="P5">PETERSON, LL. Redes de computadores: uma abordagem de sistemas. 3ed. RJ. Elsevier, 2004.</text:p>
      <text:p text:style-name="P5">STALLINGS, William. Redes e Sistemas de Comunicação de Dados. São Paulo, 3ªed., Campus, 2007</text:p>
      <text:p text:style-name="P5">SOARES, L F G. Redes de Computadores: das LANs, MANs e WANs às Redes ATM. São Paulo, Campus, 2007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, serif, EmojiFont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0:16:25.970934079</meta:creation-date>
    <dc:date>2019-04-16T10:16:33.002530817</dc:date>
    <meta:editing-duration>PT13S</meta:editing-duration>
    <meta:editing-cycles>1</meta:editing-cycles>
    <meta:document-statistic meta:table-count="0" meta:image-count="0" meta:object-count="0" meta:page-count="2" meta:paragraph-count="35" meta:word-count="441" meta:character-count="2915" meta:non-whitespace-character-count="2466"/>
    <meta:generator>LibreOffice/6.0.7.3$Linux_X86_64 LibreOffice_project/00m0$Build-3</meta:generator>
  </office:meta>
</office:document-meta>
</file>